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tionConverter.findAndSubst( String key , Properties prop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OptionConverter.substVars( String val , Properties prop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OptionConverter.instantiateByKey( Properties props , String key , Class superClass , Object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ptionConverter.getSystemProperty( String key , String de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OptionConverter.Option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Converter.toBoolean( String value , boolean dEfaul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OptionConverter.instantiateByClassName( String className , Class superClass , Object default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OptionConverter.toFileSize( String value , long dEfaul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OptionConverter.convertSpecialChars( String 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OptionConverter.concatanateArrays( String [ ] l , String [ ]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ptionConverter.toInt( String value , int dEfaul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